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kinerja_user]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.a] [detail.DetailFilterKataloger] [detail.dan] [detail.DetailFilterKriteria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]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6:47:20.1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6T16:51:59.421000000</dc:date>
    <meta:editing-duration>PT2H50M38S</meta:editing-duration>
    <meta:editing-cycles>29</meta:editing-cycles>
    <meta:document-statistic meta:table-count="1" meta:cell-count="13" meta:object-count="0"/>
  </office:meta>
</office:document-meta>
</file>